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17de" officeooo:paragraph-rsid="001417de"/>
    </style:style>
    <style:style style:name="P2" style:family="paragraph" style:parent-style-name="Standard">
      <style:paragraph-properties fo:text-align="justify" style:justify-single-word="false"/>
      <style:text-properties officeooo:rsid="001417de" officeooo:paragraph-rsid="001a194b"/>
    </style:style>
    <style:style style:name="P3" style:family="paragraph" style:parent-style-name="Standard">
      <style:paragraph-properties fo:text-align="justify" style:justify-single-word="false"/>
      <style:text-properties officeooo:rsid="001417de" officeooo:paragraph-rsid="001a194b"/>
    </style:style>
    <style:style style:name="P4" style:family="paragraph" style:parent-style-name="Standard">
      <style:paragraph-properties fo:text-align="justify" style:justify-single-word="false"/>
      <style:text-properties officeooo:rsid="001417de" officeooo:paragraph-rsid="001de1ae"/>
    </style:style>
    <style:style style:name="P5" style:family="paragraph" style:parent-style-name="Standard">
      <style:paragraph-properties fo:text-align="justify" style:justify-single-word="false"/>
      <style:text-properties officeooo:rsid="001417de" officeooo:paragraph-rsid="00206cc6"/>
    </style:style>
    <style:style style:name="T1" style:family="text">
      <style:text-properties officeooo:rsid="001464b0"/>
    </style:style>
    <style:style style:name="T2" style:family="text">
      <style:text-properties officeooo:rsid="001651df"/>
    </style:style>
    <style:style style:name="T3" style:family="text">
      <style:text-properties fo:font-style="italic" officeooo:rsid="001651df" style:font-style-asian="italic" style:font-style-complex="italic"/>
    </style:style>
    <style:style style:name="T4" style:family="text">
      <style:text-properties fo:font-style="italic" officeooo:rsid="001de1ae" style:font-style-asian="italic" style:font-style-complex="italic"/>
    </style:style>
    <style:style style:name="T5" style:family="text">
      <style:text-properties fo:font-style="italic" officeooo:rsid="00206cc6" style:font-style-asian="italic" style:font-style-complex="italic"/>
    </style:style>
    <style:style style:name="T6" style:family="text">
      <style:text-properties fo:font-style="italic" officeooo:rsid="0022208e" style:font-style-asian="italic" style:font-style-complex="italic"/>
    </style:style>
    <style:style style:name="T7" style:family="text">
      <style:text-properties fo:font-style="italic" officeooo:rsid="00228508" style:font-style-asian="italic" style:font-style-complex="italic"/>
    </style:style>
    <style:style style:name="T8" style:family="text">
      <style:text-properties fo:font-style="normal" officeooo:rsid="001f0828" style:font-style-asian="normal" style:font-style-complex="normal"/>
    </style:style>
    <style:style style:name="T9" style:family="text">
      <style:text-properties fo:font-style="normal" officeooo:rsid="00206cc6" style:font-style-asian="normal" style:font-style-complex="normal"/>
    </style:style>
    <style:style style:name="T10" style:family="text">
      <style:text-properties fo:font-style="normal" officeooo:rsid="0022208e" style:font-style-asian="normal" style:font-style-complex="normal"/>
    </style:style>
    <style:style style:name="T11" style:family="text">
      <style:text-properties fo:font-style="normal" officeooo:rsid="00228508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 UART é um dispositivo de comunicação assíncrona através da serialização de dados, no qual o formato do dado e a velocidade de transmissão podem ser configuráveis. O data framing baseia-se nos seguintes passos: primeiro, é enviado constantemente um bit 1 (High) antes que ocorra qualquer transmissão de dados. Assim, ao iniciar a transmissão, é mandado <text:span text:style-name="T1">um bit 0 (Low) nomeado Start Bit, para inidicar o inicio da transmissão. Após, são enviados os bits dos dados normalmente. Após o termino, é enviado um ou mais stop bits para indicar o fim da transmissão deste byte. </text:span></text:p>
      <text:p text:style-name="P1"><text:tab/></text:p>
      <text:p text:style-name="P4"><text:tab/><text:span text:style-name="T2">O código funciona da seguinte forma: existem três arquivos para cada ponto da comunicação, 3 para o Transmissor e 3 para o Receptor. Os arquivos .ino chamam as funções feitas nos arquivos .cpp e mandam para o arduino. Ja os arquivos .h por sua vez é que tornam possível a chamada das funções do cpp no arquivo ino.</text:span></text:p>
      <text:p text:style-name="P5"><text:span text:style-name="T2"><text:tab/>Para o Transmissor, a função </text:span><text:span text:style-name="T3">sw_uart_write_byte</text:span><text:span text:style-name="T7">()</text:span><text:span text:style-name="T2"> é a principal e é a que descreve a lógica de escrita dos bits serializados. Basicamente, cada bit é escrito através da função </text:span><text:span text:style-name="T3">digitalWrite()</text:span><text:span text:style-name="T2">. Primeiramente, escreve-se o start bit e é feito um for com 8 iterações, escrevendo cada bit de um </text:span><text:span text:style-name="T3">char </text:span><text:span text:style-name="T8">a partir </text:span><text:span text:style-name="T9">do bit menos significativo (bit a esquerda); este processo é efetuado a partir de duas operações: n </text:span><text:span text:style-name="T5">Shifts</text:span><text:span text:style-name="T9"> de bits a </text:span><text:span text:style-name="T11">direita</text:span><text:span text:style-name="T9">, sendo n a posição do bit a ser enviado; e um </text:span><text:span text:style-name="T5">and</text:span><text:span text:style-name="T9"> lógico</text:span><text:span text:style-name="T2">. Ao final deste laço, manda-se o bit de paridade, que é calculado através da função </text:span><text:span text:style-name="T4">calc_even_parirty(), </text:span><text:span text:style-name="T2">e o stop bit, completando o envio de um </text:span><text:span text:style-name="T3">char</text:span><text:span text:style-name="T2">. Este processo repete-se infinitamente devido ao laço que o arduino efetua em sua função </text:span><text:span text:style-name="T3">void loop().</text:span></text:p>
      <text:p text:style-name="P4"><text:span text:style-name="T2"><text:tab/>No Receptor, a função sw_uart_receive_byte() é quem recebe os bits e é quem descreve a lógica de desserialização dos bits recebidos. Cada bit é recebido através da função </text:span><text:span text:style-name="T3">digitalRead(). </text:span><text:span text:style-name="T9">Primeiramente, o código entra em um laço do tipo </text:span><text:span text:style-name="T5">while </text:span><text:span text:style-name="T9">até que seja recebido um bit 0 (Low) que indica um start bit. Assim, ao recebê-lo</text:span><text:span text:style-name="T2"> inicia-se o recebimento dos outros bits em um laço do tipo </text:span><text:span text:style-name="T3">for</text:span><text:span text:style-name="T6"> </text:span><text:span text:style-name="T10">com 8 iterações também, escrevendo cada bit recebido em uma variável do tipo </text:span><text:span text:style-name="T6">char</text:span><text:span text:style-name="T10">; este processo é efetuado com duas operações que se opõem as operações de escrita: n Shifts a </text:span><text:span text:style-name="T11">esquerda, sendo n a posição do bit a ser gravado; e um </text:span><text:span text:style-name="T7">or </text:span><text:span text:style-name="T11">lógico. </text:span>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7:46:21.596843227</meta:creation-date>
    <dc:date>2017-11-08T22:51:43.169336113</dc:date>
    <meta:editing-duration>PT23M2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93" meta:character-count="2255" meta:non-whitespace-character-count="1858"/>
  </office:meta>
</office:document-meta>
</file>